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Tabel1" style:family="table">
      <style:table-properties style:width="12.056cm" style:rel-width="90%" fo:margin-top="0cm" fo:margin-bottom="0cm" table:align="center" style:writing-mode="lr-tb"/>
    </style:style>
    <style:style style:name="Tabel1.A" style:family="table-column">
      <style:table-column-properties style:column-width="0.159cm" style:rel-column-width="865*"/>
    </style:style>
    <style:style style:name="Tabel1.B" style:family="table-column">
      <style:table-column-properties style:column-width="11.737cm" style:rel-column-width="63804*"/>
    </style:style>
    <style:style style:name="Tabel1.C" style:family="table-column">
      <style:table-column-properties style:column-width="0.159cm" style:rel-column-width="866*"/>
    </style:style>
    <style:style style:name="Tabel1.1" style:family="table-row">
      <style:table-row-properties fo:keep-together="auto"/>
    </style:style>
    <style:style style:name="Tabel1.A1" style:family="table-cell">
      <style:table-cell-properties style:vertical-align="middle" fo:padding="0.026cm" fo:border="none"/>
    </style:style>
    <style:style style:name="Tabel1.A2" style:family="table-cell">
      <style:table-cell-properties style:vertical-align="middle" fo:background-color="#dddddd" fo:padding="0.026cm" fo:border="none">
        <style:background-image/>
      </style:table-cell-properties>
    </style:style>
    <style:style style:name="Tabel2" style:family="table" style:master-page-name="Standard">
      <style:table-properties style:width="14.4cm" style:rel-width="90%" fo:margin-top="0cm" fo:margin-bottom="0cm" style:page-number="auto" table:align="center" style:writing-mode="lr-tb"/>
    </style:style>
    <style:style style:name="Tabel2.A" style:family="table-column">
      <style:table-column-properties style:column-width="0.37cm" style:rel-column-width="1684*"/>
    </style:style>
    <style:style style:name="Tabel2.B" style:family="table-column">
      <style:table-column-properties style:column-width="4.553cm" style:rel-column-width="20722*"/>
    </style:style>
    <style:style style:name="Tabel2.E" style:family="table-column">
      <style:table-column-properties style:column-width="0.37cm" style:rel-column-width="1685*"/>
    </style:style>
    <style:style style:name="Tabel2.1" style:family="table-row">
      <style:table-row-properties fo:keep-together="auto"/>
    </style:style>
    <style:style style:name="Tabel2.A1" style:family="table-cell">
      <style:table-cell-properties style:vertical-align="middle" fo:padding="0.132cm" fo:border="none"/>
    </style:style>
    <style:style style:name="Tabel2.B1" style:family="table-cell">
      <style:table-cell-properties style:vertical-align="middle" fo:background-color="#dddddd" fo:padding="0.132cm" fo:border="none">
        <style:background-image/>
      </style:table-cell-properties>
    </style:style>
    <style:style style:name="Tabel2.B2" style:family="table-cell">
      <style:table-cell-properties style:vertical-align="middle" fo:background-color="#eeeeee" fo:padding="0.132cm" fo:border="none">
        <style:background-image/>
      </style:table-cell-properties>
    </style:style>
    <style:style style:name="Tabel2.C2" style:family="table-cell">
      <style:table-cell-properties fo:background-color="#eeeeee" fo:padding="0.132cm" fo:border="none">
        <style:background-image/>
      </style:table-cell-properties>
    </style:style>
    <style:style style:name="Tabel2.A4" style:family="table-cell">
      <style:table-cell-properties style:vertical-align="middle" fo:background-color="#ddffdd" fo:padding="0.132cm" fo:border="none">
        <style:background-image/>
      </style:table-cell-properties>
    </style:style>
    <style:style style:name="P1" style:family="paragraph" style:parent-style-name="Standard">
      <style:text-properties fo:font-size="10pt" style:font-size-asian="10pt" style:font-size-complex="10pt"/>
    </style:style>
    <style:style style:name="P2" style:family="paragraph" style:parent-style-name="Standard">
      <style:text-properties fo:font-size="10pt" style:font-name-asian="Times New Roman1" style:font-size-asian="10pt" style:font-size-complex="10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weight="bold" style:font-name-asian="Times New Roman1" style:font-weight-asian="bold" style:font-weight-complex="bold"/>
    </style:style>
    <style:style style:name="P5" style:family="paragraph" style:parent-style-name="Standard">
      <style:text-properties style:font-name-asian="Times New Roman1"/>
    </style:style>
    <style:style style:name="P6" style:family="paragraph" style:parent-style-name="Standard">
      <style:paragraph-properties fo:text-align="center" style:justify-single-word="false"/>
      <style:text-properties style:font-name-asian="Times New Roman1"/>
    </style:style>
    <style:style style:name="P7" style:family="paragraph" style:parent-style-name="Standard">
      <style:paragraph-properties fo:text-align="center" style:justify-single-word="false"/>
      <style:text-properties fo:font-size="18pt" fo:font-weight="bold" style:font-name-asian="Times New Roman1" style:font-size-asian="18pt" style:font-weight-asian="bold" style:font-size-complex="18pt" style:font-weight-complex="bold"/>
    </style:style>
    <style:style style:name="P8" style:family="paragraph" style:parent-style-name="Standard" style:list-style-name="WWNum1">
      <style:paragraph-properties fo:margin-top="0.494cm" fo:margin-bottom="0cm" loext:contextual-spacing="false"/>
    </style:style>
    <style:style style:name="P9" style:family="paragraph" style:parent-style-name="Standard" style:list-style-name="WWNum2">
      <style:paragraph-properties fo:margin-top="0.494cm" fo:margin-bottom="0cm" loext:contextual-spacing="false"/>
    </style:style>
    <style:style style:name="P10" style:family="paragraph" style:parent-style-name="Standard" style:list-style-name="WWNum3">
      <style:paragraph-properties fo:margin-top="0.494cm" fo:margin-bottom="0cm" loext:contextual-spacing="false"/>
    </style:style>
    <style:style style:name="P11" style:family="paragraph" style:parent-style-name="Standard" style:list-style-name="WWNum4">
      <style:paragraph-properties fo:margin-top="0.494cm" fo:margin-bottom="0cm" loext:contextual-spacing="false"/>
    </style:style>
    <style:style style:name="P12" style:family="paragraph" style:parent-style-name="Standard" style:list-style-name="WWNum5">
      <style:paragraph-properties fo:margin-top="0.494cm" fo:margin-bottom="0cm" loext:contextual-spacing="false"/>
    </style:style>
    <style:style style:name="P13" style:family="paragraph" style:parent-style-name="Standard" style:list-style-name="WWNum6">
      <style:paragraph-properties fo:margin-top="0.494cm" fo:margin-bottom="0cm" loext:contextual-spacing="false"/>
    </style:style>
    <style:style style:name="P14" style:family="paragraph" style:parent-style-name="Standard" style:list-style-name="WWNum7">
      <style:paragraph-properties fo:margin-top="0.494cm" fo:margin-bottom="0cm" loext:contextual-spacing="false"/>
    </style:style>
    <style:style style:name="P15" style:family="paragraph" style:parent-style-name="Standard" style:list-style-name="WWNum8">
      <style:paragraph-properties fo:margin-top="0.494cm" fo:margin-bottom="0cm" loext:contextual-spacing="false"/>
    </style:style>
    <style:style style:name="P16" style:family="paragraph" style:parent-style-name="Standard" style:list-style-name="WWNum1">
      <style:paragraph-properties fo:margin-top="0cm" fo:margin-bottom="0.494cm" loext:contextual-spacing="false"/>
    </style:style>
    <style:style style:name="P17" style:family="paragraph" style:parent-style-name="Standard" style:list-style-name="WWNum2">
      <style:paragraph-properties fo:margin-top="0cm" fo:margin-bottom="0.494cm" loext:contextual-spacing="false"/>
    </style:style>
    <style:style style:name="P18" style:family="paragraph" style:parent-style-name="Standard" style:list-style-name="WWNum3">
      <style:paragraph-properties fo:margin-top="0cm" fo:margin-bottom="0.494cm" loext:contextual-spacing="false"/>
    </style:style>
    <style:style style:name="P19" style:family="paragraph" style:parent-style-name="Standard" style:list-style-name="WWNum4">
      <style:paragraph-properties fo:margin-top="0cm" fo:margin-bottom="0.494cm" loext:contextual-spacing="false"/>
    </style:style>
    <style:style style:name="P20" style:family="paragraph" style:parent-style-name="Standard" style:list-style-name="WWNum5">
      <style:paragraph-properties fo:margin-top="0cm" fo:margin-bottom="0.494cm" loext:contextual-spacing="false"/>
    </style:style>
    <style:style style:name="P21" style:family="paragraph" style:parent-style-name="Standard" style:list-style-name="WWNum6">
      <style:paragraph-properties fo:margin-top="0cm" fo:margin-bottom="0.494cm" loext:contextual-spacing="false"/>
    </style:style>
    <style:style style:name="P22" style:family="paragraph" style:parent-style-name="Standard" style:list-style-name="WWNum7">
      <style:paragraph-properties fo:margin-top="0cm" fo:margin-bottom="0.494cm" loext:contextual-spacing="false"/>
    </style:style>
    <style:style style:name="P23" style:family="paragraph" style:parent-style-name="Standard" style:list-style-name="WWNum8">
      <style:paragraph-properties fo:margin-top="0cm" fo:margin-bottom="0.494cm" loext:contextual-spacing="false"/>
    </style:style>
    <style:style style:name="P24" style:family="paragraph" style:parent-style-name="Standard" style:list-style-name="WWNum2">
      <style:paragraph-properties fo:margin-top="0cm" fo:margin-bottom="0cm" loext:contextual-spacing="false"/>
    </style:style>
    <style:style style:name="P25" style:family="paragraph" style:parent-style-name="Standard" style:list-style-name="WWNum3">
      <style:paragraph-properties fo:margin-top="0cm" fo:margin-bottom="0cm" loext:contextual-spacing="false"/>
    </style:style>
    <style:style style:name="P26" style:family="paragraph" style:parent-style-name="Standard" style:list-style-name="WWNum4">
      <style:paragraph-properties fo:margin-top="0cm" fo:margin-bottom="0cm" loext:contextual-spacing="false"/>
    </style:style>
    <style:style style:name="P27" style:family="paragraph" style:parent-style-name="Standard" style:list-style-name="WWNum5">
      <style:paragraph-properties fo:margin-top="0cm" fo:margin-bottom="0cm" loext:contextual-spacing="false"/>
    </style:style>
    <style:style style:name="P28" style:family="paragraph" style:parent-style-name="Standard" style:list-style-name="WWNum6">
      <style:paragraph-properties fo:margin-top="0cm" fo:margin-bottom="0cm" loext:contextual-spacing="false"/>
    </style:style>
    <style:style style:name="P29" style:family="paragraph" style:parent-style-name="Standard" style:list-style-name="WWNum7">
      <style:paragraph-properties fo:margin-top="0cm" fo:margin-bottom="0cm" loext:contextual-spacing="false"/>
    </style:style>
    <style:style style:name="P30" style:family="paragraph" style:parent-style-name="Standard" style:list-style-name="WWNum8">
      <style:paragraph-properties fo:margin-top="0cm" fo:margin-bottom="0cm" loext:contextual-spacing="false"/>
    </style:style>
    <style:style style:name="T1" style:family="text">
      <style:text-properties fo:font-size="24pt" fo:font-weight="bold" style:font-name-asian="Times New Roman1" style:font-size-asian="24pt" style:font-weight-asian="bold" style:font-size-complex="24pt" style:font-weight-complex="bold"/>
    </style:style>
    <style:style style:name="T2" style:family="text">
      <style:text-properties fo:font-weight="bold" style:font-name-asian="Times New Roman1" style:font-weight-asian="bold" style:font-weight-complex="bold"/>
    </style:style>
    <style:style style:name="T3" style:family="text">
      <style:text-properties style:font-name-asian="Times New Roman1"/>
    </style:style>
    <style:style style:name="T4" style:family="text">
      <style:text-properties fo:font-size="7.5pt" style:font-name-asian="Times New Roman1" style:font-size-asian="7.5pt" style:font-size-complex="7.5pt"/>
    </style:style>
    <style:style style:name="T5" style:family="text">
      <style:text-properties fo:font-size="18pt" fo:font-weight="bold" style:font-name-asian="Times New Roman1" style:font-size-asian="18pt" style:font-weight-asian="bold" style:font-size-complex="18pt" style:font-weight-complex="bold"/>
    </style:style>
    <style:style style:name="T6" style:family="text">
      <style:text-properties fo:font-style="italic" fo:font-weight="bold" style:font-name-asian="Times New Roman1" style:font-style-asian="italic" style:font-weight-asian="bold" style:font-style-complex="italic" style:font-weight-complex="bold"/>
    </style:style>
    <style:style style:name="T7" style:family="text">
      <style:text-properties fo:font-style="italic" style:font-name-asian="Times New Roman1" style:font-style-asian="italic" style:font-style-complex="italic"/>
    </style:style>
    <style:style style:name="T8" style:family="text">
      <style:text-properties fo:font-size="10pt" fo:font-style="italic" style:font-name-asian="Times New Roman1" style:font-size-asian="10pt" style:font-style-asian="italic" style:font-size-complex="10pt" style:font-style-complex="italic"/>
    </style:style>
    <style:style style:name="T9" style:family="text">
      <style:text-properties style:text-underline-style="solid" style:text-underline-width="auto" style:text-underline-color="font-color" style:font-name-asian="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2" table:style-name="Tabel2">
        <table:table-column table:style-name="Tabel2.A"/>
        <table:table-column table:style-name="Tabel2.B" table:number-columns-repeated="3"/>
        <table:table-column table:style-name="Tabel2.E"/>
        <table:table-row table:style-name="Tabel2.1">
          <table:table-cell table:style-name="Tabel2.A1" office:value-type="string">
            <text:p text:style-name="P1"/>
          </table:table-cell>
          <table:table-cell table:style-name="Tabel2.B1" table:number-columns-spanned="3" office:value-type="string">
            <text:p text:style-name="P3"><text:span text:style-name="T1">ir. Bert Raeymaekers</text:span><text:span text:style-name="T2"><text:line-break/>Family / Budgerigar / Pythonista / Volleybal / Tim</text:span></text:p>
          </table:table-cell>
          <table:covered-table-cell/>
          <table:covered-table-cell/>
          <table:table-cell table:style-name="Tabel2.A1" office:value-type="string">
            <text:p text:style-name="P4"/>
          </table:table-cell>
        </table:table-row>
        <table:table-row table:style-name="Tabel2.1">
          <table:table-cell table:style-name="Tabel2.A1" office:value-type="string">
            <text:p text:style-name="P2"/>
          </table:table-cell>
          <table:table-cell table:style-name="Tabel2.B2" office:value-type="string">
            <text:p text:style-name="HTML_20_Address"><text:span text:style-name="T3">Erps-Kwerps<text:line-break/>voornaam PUNT achternaam AT schilduil PUNT org</text:span></text:p>
          </table:table-cell>
          <table:table-cell table:style-name="Tabel2.C2" office:value-type="string">
            <text:p text:style-name="Standard"><text:span text:style-name="T3">° 7 juli 1974 te Antwerpen, België<text:line-break/>Nationaliteit: Belg</text:span></text:p>
          </table:table-cell>
          <table:table-cell table:style-name="Tabel2.B2" office:value-type="string">
            <text:p text:style-name="P3"><text:a xlink:type="simple" xlink:href="https://www.linkedin.com/in/bertraeymaekers/" text:style-name="ListLabel_20_73" text:visited-style-name="ListLabel_20_73"><text:span text:style-name="Internet_20_link"><text:span text:style-name="T3">LinkedId</text:span></text:span></text:a><text:span text:style-name="T3"> </text:span><text:a xlink:type="simple" xlink:href="https://stackoverflow.com/users/story/5823298" text:style-name="ListLabel_20_73" text:visited-style-name="ListLabel_20_73"><text:span text:style-name="Internet_20_link"><text:span text:style-name="T3">Stackoverflow</text:span></text:span></text:a><text:span text:style-name="T3"> <text:line-break/></text:span><text:a xlink:type="simple" xlink:href="https://twitter.com/schilduil" text:style-name="ListLabel_20_73" text:visited-style-name="ListLabel_20_73"><text:span text:style-name="Internet_20_link"><text:span text:style-name="T3">Twitter</text:span></text:span></text:a><text:span text:style-name="T3"> </text:span><text:a xlink:type="simple" xlink:href="https://github.com/BertRaeymaekers" text:style-name="ListLabel_20_73" text:visited-style-name="ListLabel_20_73"><text:span text:style-name="Internet_20_link"><text:span text:style-name="T3">GitHub</text:span></text:span></text:a><text:span text:style-name="T3"> </text:span></text:p>
          </table:table-cell>
          <table:table-cell table:style-name="Tabel2.A1" office:value-type="string">
            <text:p text:style-name="P6"/>
          </table:table-cell>
        </table:table-row>
        <table:table-row table:style-name="Tabel2.1">
          <table:table-cell table:style-name="Tabel2.A1" table:number-columns-spanned="5" office:value-type="string">
            <text:p text:style-name="Standard"><text:span text:style-name="T3"> </text:span></text:p>
          </table:table-cell>
          <table:covered-table-cell/>
          <table:covered-table-cell/>
          <table:covered-table-cell/>
          <table:covered-table-cell/>
        </table:table-row>
        <table:table-row table:style-name="Tabel2.1">
          <table:table-cell table:style-name="Tabel2.A4" table:number-columns-spanned="5" office:value-type="string">
            <text:p text:style-name="Normal_20__28_Web_29_">Dat is interessant, laat me daar eens induiken:</text:p>
            <text:list xml:id="list4290348584" text:style-name="WWNum1">
              <text:list-item>
                <text:p text:style-name="P8"><text:span text:style-name="T3">Een abonnement op de 'Witte Spreeuwen' over het houden van vogels. Dat leide al snel tot kweken met een koppeltje grasparkieten, daarna een volière, meer soorten vogels en meer volières. En tot nu kweek ik nog steeds show grasparkieten.</text:span></text:p>
              </text:list-item>
              <text:list-item>
                <text:p text:style-name="P16"><text:span text:style-name="T3">Computerles in het eerste middelbaar van pater Leo leidt al snel tot zagen voor een eigen 8080 computer. Met het handboek ernaast begon ik BASIC programma's te schrijven. Mijn vader vond dat ik een modernere taal moest gebuiken en met een boek en een beetje uitleg duik ik in Pascal.</text:span></text:p>
              </text:list-item>
            </text:list>
            <text:p text:style-name="Normal_20__28_Web_29_">En daarmee lagen als snel twee van mijn grootste passies vast (na mijn gezin, maar dat zou pas later komen).</text:p>
            <text:p text:style-name="Normal_20__28_Web_29_">Toen moest beslist worden wat verder te studeren was het een afwegen tussen deze twee passies. Uiteindelijk heb ik gekozen voor Bio-Ingenieur en achteraf was dat ook de goede keuze: een bredere opleiding en IT zou later onvermermijdelijk blijken. Genetica had mijn grote interesse en toen de major moest gekozen worden heb ik voor veeteelt gekozen met een minor in cel en gen biotechnologie. Als thesis was het vanzelfsprekend iets te toen met dierengenetica en het werd het simuleren van fokstrategieën voor de zeldzame Belgische schapenrassen.</text:p>
            <text:p text:style-name="Normal_20__28_Web_29_">Tijdens die studie vond ik statistiek al snel interessant en dus deed ik een aanvullend jaar. Na mijn inschrijving zochten ze er nog twee deeltijdse Java programeurs om te werken aan educatieve statistische applets. De eerste stap richting een computerjob was gezet en de jaren daarna als IT-consultent gaf me de kans kennis te maken met de verschillende aspecten.</text:p>
            <text:p text:style-name="Normal_20__28_Web_29_">De operations kant deed ik het liefst en gelukkig vond ik hier een vaste job in die beter paste bij het startende gezin. Hier kon ik in de IBM WebSphere Application Server (WAS) duiken tot diepgaande kennis. Na enige jaren ben ik overgeschakeld naar een job waar ik mijn blikveld kon uitbreiden.</text:p>
            <text:p text:style-name="Normal_20__28_Web_29_">Als hobby deed ik aan volleyballen en dus ging ik voor een trainersdiploma en thuis was ik weer begonnen aan de zoveelste toepassing om de administratie van de vogels te doen. Deze keer in Python dat ik tegengekwam bij WAS admin scripting. Python werd al snel mijn favoriete programeertaal. Via artikels, video's en podcasts leerde ik er meer over. Ook op het werk probeerde ik Python zoveel <text:soft-page-break/>mogelijk te gebruiken: van scripten tot configuratie frameworks.</text:p>
            <text:p text:style-name="Normal_20__28_Web_29_">Podcasts en het internet in het algemeen zijn geweldig om nieuwe software of libraries te ontdekken: o.a. MongoDB als document database leek mij het best passend voor mijn 'vogeladministratie' en dus dook ik op mijn vrije avonden dieper in Python, Pytest, MongoDB, ... en wat de mogelijkheid zijn voor deployment in de cloud. Python werd stillaan dankzij o.a. SciPy ook de taal voor data science. Dat was een leuke terugkoppeling naar mijn statistiek studie en een reden om daar ook af en toe weer eens in te duiken in machine learning.</text:p>
            <text:p text:style-name="Normal_20__28_Web_29_">Ondertussen was er ook iets als de Raspberry Pi op mijn radar gekomen en waar ik als kind niet durfde de dure computer aan te sluiten op de fysieke wereld was dat nu geen argument meer. Dus in de vogelruimte werd de luchtvochtigheid, stof, ... gemeten en in grafieken gegoten. En werden Raspberry Pi's mijn private cloud voor monitoring, backup, twitterbots en dergelijke. Hopelijk komt het er ooit van om met een Pi Camera en OpenCV om in de nestkasten te monitoren.</text:p>
            <text:p text:style-name="Normal_20__28_Web_29_">Op het werk kreeg ik ook de kans in nieuwe technologieën te duiken: o.a. ElasticSearch, Ansible en Kafka. Vooral op Ansible is zo'n vooruitgang dat ik het gebruik om mijn persoonlijke Pi's en test virtual/cloud machines op te zetten.</text:p>
            <text:p text:style-name="Normal_20__28_Web_29_">Uitdagende projecten geven me voldoening zoals eens een volledige verwijdering en herinstalltie in 24 uur van de belangrijkste web applicaties van het bedrijf. Mijn laastse grote project was het Datahub project gebaseerd op MapR en ScaledRisk/Hbase met een Python ETL pipeline.</text:p>
          </table:table-cell>
          <table:covered-table-cell/>
          <table:covered-table-cell/>
          <table:covered-table-cell/>
          <table:covered-table-cell/>
        </table:table-row>
        <table:table-row table:style-name="Tabel2.1">
          <table:table-cell table:style-name="Tabel2.A1" table:number-columns-spanned="5" office:value-type="string">
            <text:p text:style-name="Standard"><text:span text:style-name="T3"> </text:span></text:p>
          </table:table-cell>
          <table:covered-table-cell/>
          <table:covered-table-cell/>
          <table:covered-table-cell/>
          <table:covered-table-cell/>
        </table:table-row>
        <table:table-row table:style-name="Tabel2.1">
          <table:table-cell table:style-name="Tabel2.A1" office:value-type="string">
            <text:p text:style-name="P5"/>
          </table:table-cell>
          <table:table-cell table:style-name="Tabel2.B1" office:value-type="string">
            <text:p text:style-name="Standard"><text:span text:style-name="T4"> </text:span></text:p>
          </table:table-cell>
          <table:table-cell table:style-name="Tabel2.A1" office:value-type="string">
            <text:p text:style-name="P5"/>
          </table:table-cell>
          <table:table-cell table:style-name="Tabel2.A1" office:value-type="string">
            <text:p text:style-name="P2"/>
          </table:table-cell>
          <table:table-cell table:style-name="Tabel2.A1" office:value-type="string">
            <text:p text:style-name="P2"/>
          </table:table-cell>
        </table:table-row>
        <table:table-row table:style-name="Tabel2.1">
          <table:table-cell table:style-name="Tabel2.A1" office:value-type="string">
            <text:p text:style-name="P2"/>
          </table:table-cell>
          <table:table-cell table:style-name="Tabel2.B1" office:value-type="string">
            <text:p text:style-name="P3"><text:span text:style-name="T5">Werkervaring</text:span></text:p>
          </table:table-cell>
          <table:table-cell table:style-name="Tabel2.A1" office:value-type="string">
            <text:p text:style-name="P7"/>
          </table:table-cell>
          <table:table-cell table:style-name="Tabel2.A1" office:value-type="string">
            <text:p text:style-name="P2"/>
          </table:table-cell>
          <table:table-cell table:style-name="Tabel2.A1" office:value-type="string">
            <text:p text:style-name="P2"/>
          </table:table-cell>
        </table:table-row>
        <table:table-row table:style-name="Tabel2.1">
          <table:table-cell table:style-name="Tabel2.B2" office:value-type="string">
            <text:p text:style-name="Standard"><text:span text:style-name="T4"> </text:span></text:p>
          </table:table-cell>
          <table:table-cell table:style-name="Tabel2.B1" office:value-type="string">
            <text:p text:style-name="Standard"><text:span text:style-name="T4"> </text:span></text:p>
          </table:table-cell>
          <table:table-cell table:style-name="Tabel2.B2" table:number-columns-spanned="3" office:value-type="string">
            <text:p text:style-name="Standard"><text:span text:style-name="T4"> </text:span></text:p>
          </table:table-cell>
          <table:covered-table-cell/>
          <table:covered-table-cell/>
        </table:table-row>
        <table:table-row table:style-name="Tabel2.1">
          <table:table-cell table:style-name="Tabel2.B2" table:number-columns-spanned="4" office:value-type="string">
            <text:list xml:id="list1144362556" text:style-name="WWNum2">
              <text:list-item>
                <text:p text:style-name="P9"><text:span text:style-name="T6">Vanaf SEP 2012</text:span><text:span text:style-name="T2"> Application Engineer - BNP Paribas Asset Management</text:span><text:span text:style-name="T3"><text:line-break/>Verantwoordelijkheden/Projecten:</text:span></text:p>
                <text:list>
                  <text:list-item>
                    <text:p text:style-name="P24"><text:span text:style-name="T3">Automatiseren van installaties, configuraties en beheer van de verschillende applicaties met behulp van Ansible/Python/TFS GIT/Artifactory/Xymon/Nagios:</text:span></text:p>
                  </text:list-item>
                  <text:list-item>
                    <text:p text:style-name="P24"><text:span text:style-name="T3">Ansible Tower: setup design, configuratie en onderhoud</text:span></text:p>
                  </text:list-item>
                  <text:list-item>
                    <text:p text:style-name="P24"><text:span text:style-name="T3">Datahub project (devops) - infrastuctuur team (MapR, ScaledRisk/Hbase/Hadoop, ...) en Python ETL pipeline: installaties en configuratie, documenteren</text:span></text:p>
                  </text:list-item>
                  <text:list-item>
                    <text:p text:style-name="P24"><text:span text:style-name="T3">Kafka onderhoud en integratie met ELK</text:span></text:p>
                  </text:list-item>
                  <text:list-item>
                    <text:p text:style-name="P24"><text:span text:style-name="T3">ELK (Elasticsearch/Logstash/Kibana/Filebeat): installatie, configuratie en onderhoud</text:span></text:p>
                  </text:list-item>
                  <text:list-item>
                    <text:p text:style-name="P24"><text:span text:style-name="T3">Wordpress project (devops): installatie, configuratie en onderhoud</text:span></text:p>
                  </text:list-item>
                  <text:list-item>
                    <text:p text:style-name="P24"><text:soft-page-break/><text:span text:style-name="T3">Verschillende gebruikers applicaties (Windows/Solaris/Linux): installeren, upgraden, documenteren, monitoren, disaster recovery, provisioning, resource management, ...</text:span></text:p>
                  </text:list-item>
                  <text:list-item>
                    <text:p text:style-name="P24"><text:span text:style-name="T3">Subversion server: installatie, configuratie en onderhoud</text:span></text:p>
                  </text:list-item>
                  <text:list-item>
                    <text:p text:style-name="P24"><text:span text:style-name="T3">Citrix admin (XenApp 6/7)</text:span></text:p>
                  </text:list-item>
                  <text:list-item>
                    <text:p text:style-name="P24"><text:span text:style-name="T3">WebSphere Specialist (IBM WebSphere Application Server)</text:span></text:p>
                  </text:list-item>
                </text:list>
              </text:list-item>
              <text:list-item>
                <text:p text:style-name="P24"><text:span text:style-name="T6">NOV 2006 - AUG 2012</text:span><text:span text:style-name="T2"> Systeem Deskundige - KBC Global Services</text:span><text:span text:style-name="T3"><text:line-break/>Automatiseren van installaties en configuraties van web application servers (IBM WebSphere Application Server, Internet Information Services, JBoss EWS, Apache Tomcat, Apache Http Server</text:span></text:p>
                <text:list>
                  <text:list-item>
                    <text:p text:style-name="P24"><text:span text:style-name="T3">Maken van frameworks voor automatische configuratie van de middleware oplossingen (Python/Jython)</text:span></text:p>
                  </text:list-item>
                  <text:list-item>
                    <text:p text:style-name="P24"><text:span text:style-name="T3">Schrijven en onderhouden van de procedures en documentatie</text:span></text:p>
                  </text:list-item>
                  <text:list-item>
                    <text:p text:style-name="P24"><text:span text:style-name="T3">Verschillende klanten helpen met de middleware topologieën rekening houdend met o.a. volume, high availability, disaster recovery</text:span></text:p>
                  </text:list-item>
                  <text:list-item>
                    <text:p text:style-name="P24"><text:span text:style-name="T3">Troubleshooting (pre-production and production) met behulp van logging en dynaTrace instrumentatie</text:span></text:p>
                  </text:list-item>
                  <text:list-item>
                    <text:p text:style-name="P24"><text:span text:style-name="T3">Tuning en assisteren in performantie testen</text:span></text:p>
                  </text:list-item>
                  <text:list-item>
                    <text:p text:style-name="P24"><text:span text:style-name="T3">Maken en geven van trainings</text:span></text:p>
                  </text:list-item>
                  <text:list-item>
                    <text:p text:style-name="P24"><text:span text:style-name="T3">De organizatie informeren over veranderingen en nieuwe services</text:span></text:p>
                  </text:list-item>
                </text:list>
              </text:list-item>
              <text:list-item>
                <text:p text:style-name="P24"><text:span text:style-name="T6">FEB 2001 - OKT 2006</text:span><text:span text:style-name="T3"> Technical consultant voor Adelior Benelux<text:line-break/>Projects:</text:span></text:p>
                <text:list>
                  <text:list-item>
                    <text:p text:style-name="P24"><text:span text:style-name="T7">Laatste</text:span><text:span text:style-name="T3"><text:line-break/></text:span><text:span text:style-name="T2">NatStar</text:span><text:span text:style-name="T3">: Aanvraag Systeem Kredieten </text:span></text:p>
                  </text:list-item>
                  <text:list-item>
                    <text:p text:style-name="P24"><text:span text:style-name="T7">NOV 2004 - SEP 2005</text:span><text:span text:style-name="T3"><text:line-break/></text:span><text:span text:style-name="T2">WebSphere Administratie</text:span><text:span text:style-name="T3"> bij ING België: WebSphere versie 4.0 en 5.1 clusters op Windows/Solaris/AIX; Automatische installatie en administratie voor WebSphere 5.1 met behulp van jacl, java code en/of wsadmin. Problemen oplossen van applicaties met HeapAnalyser en ThreadAnalyzer. </text:span></text:p>
                  </text:list-item>
                  <text:list-item>
                    <text:p text:style-name="P24"><text:span text:style-name="T7">SEP 2004 - OCT 2004</text:span><text:span text:style-name="T3">; </text:span><text:span text:style-name="T7">APR 2004</text:span><text:span text:style-name="T3"><text:line-break/>Intern </text:span><text:span text:style-name="T2">Java</text:span><text:span text:style-name="T3"> project: Tijdsregistratie en projectopvolgingstoepassing met behulp van struts en hibernate. De toepassing draait op WebSphere 5/DB2 op Windows met een testomgeving op Tomcat/MySQL. De ontwikkelomgeving was Eclipse en WSAD. </text:span></text:p>
                  </text:list-item>
                  <text:list-item>
                    <text:p text:style-name="P24"><text:span text:style-name="T7">AUG 2004</text:span><text:span text:style-name="T3"><text:line-break/></text:span><text:span text:style-name="T2">NatStart</text:span><text:span text:style-name="T3"> bij de SNS bank (NL): Account Manager module toegevoegd aan het Bemiddelaars Informatie Systeem (client/server toepassing). </text:span></text:p>
                  </text:list-item>
                  <text:list-item>
                    <text:p text:style-name="P24"><text:span text:style-name="T7">JUN 2004 - JUL 2004</text:span><text:span text:style-name="T3"><text:line-break/></text:span><text:span text:style-name="T2">Java</text:span><text:span text:style-name="T3"> project bij Neckermann postorderbedrijf (NL): Omzetten van het klantgegevens deel van het automatische bestel systeem (Ecombo) van Oracle (op AIX) naar IDMS (via eXadas) op mainframe. De toepassing draait op WebSphere 5 op AIX en maakt gebruik van EJB's als interface met de web voorkant. </text:span></text:p>
                  </text:list-item>
                  <text:list-item>
                    <text:p text:style-name="P24"><text:span text:style-name="T7">MAY 2004</text:span><text:span text:style-name="T3"><text:line-break/></text:span><text:span text:style-name="T2">NatStart</text:span><text:span text:style-name="T3"> bij SNS bank (NL): Het risicomodel voor de </text:span><text:soft-page-break/><text:span text:style-name="T3">"Consumptief Krediet Kantoren" toepassing ( client/server application). </text:span></text:p>
                  </text:list-item>
                  <text:list-item>
                    <text:p text:style-name="P24"><text:span text:style-name="T7">MAR 2001 - MAR 2004</text:span><text:span text:style-name="T3"><text:line-break/>Parts II project bij Toyota Motor Europe Marketing and Engineering (TMME). Parts II is een Windows/Mainframe/CICS/DB2 toepassing geschreven in </text:span><text:span text:style-name="T2">NatStar</text:span><text:span text:style-name="T3"> en cobol voor het Europese voorraadbeheer en bestelsysteem voor reserve onderdelen. Begonnen als online (NatStar) ontwikkelaar in het Maintenance team. Geëvolueerd naar backup voor de build manager. Vanaf december 2001 teamleader voor het online team verantwoordelijk voor het verdelen van het werk, teamleden motiveren, planningen maken, technische analyses en het bewaken van de kwaliteit van de afgeleverde code.</text:span></text:p>
                  </text:list-item>
                </text:list>
              </text:list-item>
              <text:list-item>
                <text:p text:style-name="P24"><text:span text:style-name="T6">JUN 2000 - JAN 2001</text:span><text:span text:style-name="T3"> Fulltime wetenschappelijk mederwerken aan het Centrum voor Landbouweconomie (CLE) van het Belgische ministerie van landbouw; </text:span><text:span text:style-name="T7">Publicatie:</text:span><text:span text:style-name="T3"> "Technische en economische resultaten van de varkenshouderij op bedrijven uit het CLE-boekhoudnet (Boekjaar 1998-1999)". </text:span></text:p>
              </text:list-item>
              <text:list-item>
                <text:p text:style-name="P24"><text:span text:style-name="T6">NOV 1998 - APR 2000</text:span><text:span text:style-name="T3"> Parttime (40%) wetenschappelijk medewerker aan het </text:span><text:a xlink:type="simple" xlink:href="http://www.kuleuven.ac.be/ucs/" text:style-name="ListLabel_20_73" text:visited-style-name="ListLabel_20_73"><text:span text:style-name="Internet_20_link"><text:span text:style-name="T3">Universitair Centrum voor Statistiek (U.C.S.)</text:span></text:span></text:a><text:span text:style-name="T3">, K.U.Leuven; VESTAC project: Visualization of and Experimentation with STAtistical Concepts (Education Council K.U.Leuven); Writing web applets. </text:span></text:p>
              </text:list-item>
              <text:list-item>
                <text:p text:style-name="P17"><text:span text:style-name="T6">25 NOV 1999 - 25 DEC 1999</text:span><text:span text:style-name="T3"> Extra parttime (+40%) wetenschappelijk medewerker aan het </text:span><text:a xlink:type="simple" xlink:href="http://www.kuleuven.ac.be/ucs/" text:style-name="ListLabel_20_73" text:visited-style-name="ListLabel_20_73"><text:span text:style-name="Internet_20_link"><text:span text:style-name="T3">Universitair Centrum voor de Statistiek (U.C.S.)</text:span></text:span></text:a><text:span text:style-name="T3">, K.U.Leuven; Statistical analyses.</text:span></text:p>
              </text:list-item>
            </text:list>
          </table:table-cell>
          <table:covered-table-cell/>
          <table:covered-table-cell/>
          <table:covered-table-cell/>
          <table:table-cell table:style-name="Tabel2.B2" office:value-type="string">
            <text:p text:style-name="Standard"><text:span text:style-name="T3"> </text:span></text:p>
          </table:table-cell>
        </table:table-row>
        <table:table-row table:style-name="Tabel2.1">
          <table:table-cell table:style-name="Tabel2.B2" table:number-columns-spanned="5" office:value-type="string">
            <text:p text:style-name="Standard"><text:span text:style-name="T4"> </text:span></text:p>
          </table:table-cell>
          <table:covered-table-cell/>
          <table:covered-table-cell/>
          <table:covered-table-cell/>
          <table:covered-table-cell/>
        </table:table-row>
        <table:table-row table:style-name="Tabel2.1">
          <table:table-cell table:style-name="Tabel2.A1" table:number-columns-spanned="5" office:value-type="string">
            <text:p text:style-name="Standard"><text:span text:style-name="T3"> </text:span></text:p>
          </table:table-cell>
          <table:covered-table-cell/>
          <table:covered-table-cell/>
          <table:covered-table-cell/>
          <table:covered-table-cell/>
        </table:table-row>
        <table:table-row table:style-name="Tabel2.1">
          <table:table-cell table:style-name="Tabel2.A1" office:value-type="string">
            <text:p text:style-name="P5"/>
          </table:table-cell>
          <table:table-cell table:style-name="Tabel2.A1" office:value-type="string">
            <text:p text:style-name="P2"/>
          </table:table-cell>
          <table:table-cell table:style-name="Tabel2.B1" office:value-type="string">
            <text:p text:style-name="Standard"><text:span text:style-name="T4"> </text:span></text:p>
          </table:table-cell>
          <table:table-cell table:style-name="Tabel2.A1" office:value-type="string">
            <text:p text:style-name="P5"/>
          </table:table-cell>
          <table:table-cell table:style-name="Tabel2.A1" office:value-type="string">
            <text:p text:style-name="P2"/>
          </table:table-cell>
        </table:table-row>
        <table:table-row table:style-name="Tabel2.1">
          <table:table-cell table:style-name="Tabel2.A1" office:value-type="string">
            <text:p text:style-name="P2"/>
          </table:table-cell>
          <table:table-cell table:style-name="Tabel2.A1" office:value-type="string">
            <text:p text:style-name="P2"/>
          </table:table-cell>
          <table:table-cell table:style-name="Tabel2.B1" office:value-type="string">
            <text:p text:style-name="P3"><text:span text:style-name="T5">Opleiding &amp; Diploma's</text:span></text:p>
          </table:table-cell>
          <table:table-cell table:style-name="Tabel2.A1" office:value-type="string">
            <text:p text:style-name="P7"/>
          </table:table-cell>
          <table:table-cell table:style-name="Tabel2.A1" office:value-type="string">
            <text:p text:style-name="P2"/>
          </table:table-cell>
        </table:table-row>
        <table:table-row table:style-name="Tabel2.1">
          <table:table-cell table:style-name="Tabel2.B2" table:number-columns-spanned="2" office:value-type="string">
            <text:p text:style-name="Standard"><text:span text:style-name="T4"> </text:span></text:p>
          </table:table-cell>
          <table:covered-table-cell/>
          <table:table-cell table:style-name="Tabel2.B1" office:value-type="string">
            <text:p text:style-name="Standard"><text:span text:style-name="T4"> </text:span></text:p>
          </table:table-cell>
          <table:table-cell table:style-name="Tabel2.B2" table:number-columns-spanned="2" office:value-type="string">
            <text:p text:style-name="Standard"><text:span text:style-name="T4"> </text:span></text:p>
          </table:table-cell>
          <table:covered-table-cell/>
        </table:table-row>
        <table:table-row table:style-name="Tabel2.1">
          <table:table-cell table:style-name="Tabel2.B2" table:number-columns-spanned="4" office:value-type="string">
            <text:list xml:id="list3938690842" text:style-name="WWNum3">
              <text:list-item>
                <text:p text:style-name="P10"><text:span text:style-name="T6">2020</text:span><text:span text:style-name="T3"> Elastic: </text:span><text:span text:style-name="T7">Kibana Data and Ops Analyst</text:span><text:span text:style-name="T3"> course. </text:span></text:p>
              </text:list-item>
              <text:list-item>
                <text:p text:style-name="P25"><text:span text:style-name="T6">2020</text:span><text:span text:style-name="T3"> 365 Data Science: </text:span><text:span text:style-name="T7">Advanced Statistical Methods in Python</text:span><text:span text:style-name="T3"> course. </text:span></text:p>
              </text:list-item>
              <text:list-item>
                <text:p text:style-name="P25"><text:span text:style-name="T6">2020</text:span><text:span text:style-name="T3"> 365 Data Science: </text:span><text:span text:style-name="T7">SQL + Tableau</text:span><text:span text:style-name="T3"> course. </text:span></text:p>
              </text:list-item>
              <text:list-item>
                <text:p text:style-name="P25"><text:span text:style-name="T6">2020</text:span><text:span text:style-name="T3"> 365 Data Science: </text:span><text:span text:style-name="T7">Tableau</text:span><text:span text:style-name="T3"> course. </text:span></text:p>
              </text:list-item>
              <text:list-item>
                <text:p text:style-name="P25"><text:span text:style-name="T6">2019</text:span><text:span text:style-name="T3"> Cloudera: </text:span><text:span text:style-name="T7">HBase</text:span><text:span text:style-name="T3"> Training. </text:span></text:p>
              </text:list-item>
              <text:list-item>
                <text:p text:style-name="P25"><text:span text:style-name="T6">2018</text:span><text:span text:style-name="T3"> RedHat: </text:span><text:span text:style-name="T7">DO407: Automation with Ansible</text:span><text:span text:style-name="T3"> course. </text:span></text:p>
              </text:list-item>
              <text:list-item>
                <text:p text:style-name="P25"><text:span text:style-name="T6">2018</text:span><text:span text:style-name="T3"> MongoDB University: </text:span><text:span text:style-name="T7">M102: MongoDB for DBAs</text:span><text:span text:style-name="T3"> (</text:span><text:a xlink:type="simple" xlink:href="https://university.mongodb.com/course_completion/2ad15077-114b-4625-84b5-d4608e15" text:style-name="ListLabel_20_73" text:visited-style-name="ListLabel_20_73"><text:span text:style-name="Internet_20_link"><text:span text:style-name="T3">certificate</text:span></text:span></text:a><text:span text:style-name="T3">) </text:span></text:p>
              </text:list-item>
              <text:list-item>
                <text:p text:style-name="P25"><text:span text:style-name="T6">2018</text:span><text:span text:style-name="T3"> MongoDB University: </text:span><text:span text:style-name="T7">M310: MongoDB Security</text:span><text:span text:style-name="T3"> (</text:span><text:a xlink:type="simple" xlink:href="http://university.mongodb.com/course_completion/8f5c95b4-ecab-45cc-b9a4-2a9ad141" text:style-name="ListLabel_20_73" text:visited-style-name="ListLabel_20_73"><text:span text:style-name="Internet_20_link"><text:span text:style-name="T3">certificaat</text:span></text:span></text:a><text:span text:style-name="T3">) </text:span></text:p>
              </text:list-item>
              <text:list-item>
                <text:p text:style-name="P25"><text:span text:style-name="T6">2018</text:span><text:span text:style-name="T3"> MongoDB University: </text:span><text:span text:style-name="T7">M201: MongoDB Performance</text:span><text:span text:style-name="T3"> (</text:span><text:a xlink:type="simple" xlink:href="http://university.mongodb.com/course_completion/5c1a4251-4be6-4413-a179-bf610d38" text:style-name="ListLabel_20_73" text:visited-style-name="ListLabel_20_73"><text:span text:style-name="Internet_20_link"><text:span text:style-name="T3">certificaat</text:span></text:span></text:a><text:span text:style-name="T3">) </text:span></text:p>
              </text:list-item>
              <text:list-item>
                <text:p text:style-name="P25"><text:span text:style-name="T6">2018</text:span><text:span text:style-name="T3"> MongoDB University: </text:span><text:span text:style-name="T7">M103: Basic Cluster Administration</text:span><text:span text:style-name="T3"> (</text:span><text:a xlink:type="simple" xlink:href="http://university.mongodb.com/course_completion/d13d8c2e-cc48-4370-a306-a71970a5" text:style-name="ListLabel_20_73" text:visited-style-name="ListLabel_20_73"><text:span text:style-name="Internet_20_link"><text:span text:style-name="T3">certificaat</text:span></text:span></text:a><text:span text:style-name="T3">) </text:span></text:p>
              </text:list-item>
              <text:list-item>
                <text:p text:style-name="P25"><text:span text:style-name="T6">2018</text:span><text:span text:style-name="T3"> MongoDB University: </text:span><text:span text:style-name="T7">M001: Mongo Basics</text:span><text:span text:style-name="T3"> (</text:span><text:a xlink:type="simple" xlink:href="http://university.mongodb.com/course_completion/5ef1aad8-d1f7-49d2-8a25-e1111a20" text:style-name="ListLabel_20_73" text:visited-style-name="ListLabel_20_73"><text:span text:style-name="Internet_20_link"><text:span text:style-name="T3">certificaat</text:span></text:span></text:a><text:span text:style-name="T3">) </text:span></text:p>
              </text:list-item>
              <text:list-item>
                <text:p text:style-name="P25"><text:span text:style-name="T6">2017</text:span><text:span text:style-name="T3"> </text:span><text:span text:style-name="T7">LFS151.x: Introduction to Cloud Infrastructure Technologies</text:span><text:span text:style-name="T3"> (</text:span><text:a xlink:type="simple" xlink:href="https://courses.edx.org/certificates/216def9d41db4e8bb5ddde73da88073d" text:style-name="ListLabel_20_73" text:visited-style-name="ListLabel_20_73"><text:span text:style-name="Internet_20_link"><text:span text:style-name="T3">edX </text:span></text:span></text:a><text:soft-page-break/><text:a xlink:type="simple" xlink:href="https://courses.edx.org/certificates/216def9d41db4e8bb5ddde73da88073d" text:style-name="ListLabel_20_73" text:visited-style-name="ListLabel_20_73"><text:span text:style-name="Internet_20_link"><text:span text:style-name="T3">certificaat</text:span></text:span></text:a><text:span text:style-name="T3">) </text:span></text:p>
              </text:list-item>
              <text:list-item>
                <text:p text:style-name="P25"><text:span text:style-name="T6">2017</text:span><text:span text:style-name="T3"> </text:span><text:span text:style-name="T7">WEBSECx: Web Security Fundamentals</text:span><text:span text:style-name="T3"> (</text:span><text:a xlink:type="simple" xlink:href="https://courses.edx.org/certificates/9d44748d25b042d4ba2acc33e4ee31df" text:style-name="ListLabel_20_73" text:visited-style-name="ListLabel_20_73"><text:span text:style-name="Internet_20_link"><text:span text:style-name="T3">edX certificaat</text:span></text:span></text:a><text:span text:style-name="T3">) </text:span></text:p>
              </text:list-item>
              <text:list-item>
                <text:p text:style-name="P25"><text:span text:style-name="T6">2017</text:span><text:span text:style-name="T3"> Elastic: </text:span><text:span text:style-name="T7">X-pack Machine Learning</text:span><text:span text:style-name="T3"> presentatie. </text:span></text:p>
              </text:list-item>
              <text:list-item>
                <text:p text:style-name="P25"><text:span text:style-name="T6">2016</text:span><text:span text:style-name="T3"> </text:span><text:span text:style-name="T7">Getting Started with PowerShell 3.0 Jump Start</text:span><text:span text:style-name="T3"> </text:span></text:p>
              </text:list-item>
              <text:list-item>
                <text:p text:style-name="P25"><text:span text:style-name="T6">2015</text:span><text:span text:style-name="T3"> </text:span><text:span text:style-name="T7">DAT203x: Data Science and Machine Learning Essentials</text:span><text:span text:style-name="T3"> (</text:span><text:a xlink:type="simple" xlink:href="https://courses.edx.org/certificates/user/8306985/course/course-v1:Microsoft+DAT203x+1T2016" text:style-name="ListLabel_20_73" text:visited-style-name="ListLabel_20_73"><text:span text:style-name="Internet_20_link"><text:span text:style-name="T3">edX certificaat</text:span></text:span></text:a><text:span text:style-name="T3">) </text:span></text:p>
              </text:list-item>
              <text:list-item>
                <text:p text:style-name="P25"><text:span text:style-name="T6">2013</text:span><text:span text:style-name="T3"> </text:span><text:span text:style-name="T7">ITIL certified</text:span><text:span text:style-name="T3"> </text:span></text:p>
              </text:list-item>
              <text:list-item>
                <text:p text:style-name="P25"><text:span text:style-name="T6">2011</text:span><text:span text:style-name="T3"> </text:span><text:span text:style-name="T7">dynaTrace certified</text:span><text:span text:style-name="T3"> </text:span></text:p>
              </text:list-item>
              <text:list-item>
                <text:p text:style-name="P25"><text:span text:style-name="T6">2010</text:span><text:span text:style-name="T3"> </text:span><text:span text:style-name="T7">Novell Certified Linux Administrator (CLA)</text:span><text:span text:style-name="T3"> </text:span></text:p>
              </text:list-item>
              <text:list-item>
                <text:p text:style-name="P25"><text:span text:style-name="T6">2008</text:span><text:span text:style-name="T3"> Getuigschrift van de Universiteit van Gent: </text:span><text:span text:style-name="T7">ICT Software &amp; Data processing - Part I: The hardware-software interface </text:span></text:p>
              </text:list-item>
              <text:list-item>
                <text:p text:style-name="P25"><text:span text:style-name="T6">2006</text:span><text:span text:style-name="T7"> Linux Professional Institute certified: Junior Level Administration (LPIC-1) </text:span><text:span text:style-name="T8">[LPI ID: LPI000100756]</text:span><text:span text:style-name="T7"> </text:span></text:p>
              </text:list-item>
              <text:list-item>
                <text:p text:style-name="P25"><text:span text:style-name="T6">2005</text:span><text:span text:style-name="T7"> BLOSO volleybal trainer C (Volleybal Initiator) </text:span></text:p>
              </text:list-item>
              <text:list-item>
                <text:p text:style-name="P25"><text:span text:style-name="T6">2004</text:span><text:span text:style-name="T7"> IBM Certified Associate Developer WebSphere Studio V5.0 </text:span></text:p>
              </text:list-item>
              <text:list-item>
                <text:p text:style-name="P25"><text:span text:style-name="T6">1998-2000</text:span><text:span text:style-name="T7"> Master of statistics at the </text:span><text:a xlink:type="simple" xlink:href="http://www.kuleuven.ac.be/ucs/" text:style-name="ListLabel_20_74" text:visited-style-name="ListLabel_20_74"><text:span text:style-name="Internet_20_link"><text:span text:style-name="T7">University Centre of Statistics (U.C.S.)</text:span></text:span></text:a><text:span text:style-name="T7">, K.U.Leuven, Belgium; English program; Paper: "Risk factors in Sudden Infant Death Syndrome (SIDS)"; Graduated magna cum laude. </text:span></text:p>
              </text:list-item>
              <text:list-item>
                <text:p text:style-name="P25"><text:span text:style-name="T6">1993-1998</text:span><text:span text:style-name="T7"> Bio-ingenieur aan de </text:span><text:a xlink:type="simple" xlink:href="http://www.agr.kuleuven.ac.be/" text:style-name="ListLabel_20_74" text:visited-style-name="ListLabel_20_74"><text:span text:style-name="Internet_20_link"><text:span text:style-name="T7">faculteit landbouwkundige en toegepaste biologische wetenschappen</text:span></text:span></text:a><text:span text:style-name="T7">, K.U.Leuven; Major veeteelt, minor cel en gen biotechnologie; Thesis: "Fokstrategieën voor de zeldzame Belgische schapenrassen."; Graduated cum laude. </text:span></text:p>
              </text:list-item>
              <text:list-item>
                <text:p text:style-name="P25"><text:span text:style-name="T6">1986-1993</text:span><text:span text:style-name="T7"> ASO wiskunde-wetenschappen, Sint-Albertuscollege Haasrode, Heverlee </text:span></text:p>
              </text:list-item>
              <text:list-item>
                <text:p text:style-name="P25"><text:span text:style-name="T6">Extra cursusen</text:span><text:span text:style-name="T7"> </text:span></text:p>
                <text:list>
                  <text:list-item>
                    <text:p text:style-name="P25"><text:span text:style-name="T7">2004, Java Components &amp; Frameworks (Log4j, Apache Commons, JSP/Servlet, Struts, Spring, IoC, Hibernate, ...) </text:span></text:p>
                  </text:list-item>
                  <text:list-item>
                    <text:p text:style-name="P25"><text:span text:style-name="T7">2003, AUGEO 5: project en resource management </text:span></text:p>
                  </text:list-item>
                  <text:list-item>
                    <text:p text:style-name="P25"><text:span text:style-name="T7">2002, Portals Training: Mediapps NetPortal, Weblogic en WebSphere portal </text:span></text:p>
                  </text:list-item>
                  <text:list-item>
                    <text:p text:style-name="P25"><text:span text:style-name="T7">2002, Unified Process Fundamentals training </text:span></text:p>
                  </text:list-item>
                  <text:list-item>
                    <text:p text:style-name="P25"><text:span text:style-name="T7">2002, Inleiding op AdvancedWeb, NetPortal en OpenMarket </text:span></text:p>
                  </text:list-item>
                  <text:list-item>
                    <text:p text:style-name="P25"><text:span text:style-name="T7">2002, Inleiding tot UML </text:span></text:p>
                  </text:list-item>
                  <text:list-item>
                    <text:p text:style-name="P25"><text:span text:style-name="T7">2001, Advanced EJB and WebSphere programming bij IBM </text:span></text:p>
                  </text:list-item>
                  <text:list-item>
                    <text:p text:style-name="P25"><text:span text:style-name="T7">2001, NatStar cursus bij Cognicase Benelux </text:span></text:p>
                  </text:list-item>
                  <text:list-item>
                    <text:p text:style-name="P18"><text:span text:style-name="T7">1998, Java cursus aan de K.U.Leuven</text:span></text:p>
                  </text:list-item>
                </text:list>
              </text:list-item>
            </text:list>
          </table:table-cell>
          <table:covered-table-cell/>
          <table:covered-table-cell/>
          <table:covered-table-cell/>
          <table:table-cell table:style-name="Tabel2.B2" office:value-type="string">
            <text:p text:style-name="Standard"><text:span text:style-name="T3"> </text:span></text:p>
          </table:table-cell>
        </table:table-row>
        <table:table-row table:style-name="Tabel2.1">
          <table:table-cell table:style-name="Tabel2.B2" table:number-columns-spanned="5" office:value-type="string">
            <text:p text:style-name="Standard"><text:span text:style-name="T4"> </text:span></text:p>
          </table:table-cell>
          <table:covered-table-cell/>
          <table:covered-table-cell/>
          <table:covered-table-cell/>
          <table:covered-table-cell/>
        </table:table-row>
        <table:table-row table:style-name="Tabel2.1">
          <table:table-cell table:style-name="Tabel2.A1" table:number-columns-spanned="5" office:value-type="string">
            <text:p text:style-name="Standard"><text:span text:style-name="T3"> </text:span></text:p>
          </table:table-cell>
          <table:covered-table-cell/>
          <table:covered-table-cell/>
          <table:covered-table-cell/>
          <table:covered-table-cell/>
        </table:table-row>
        <table:table-row table:style-name="Tabel2.1">
          <table:table-cell table:style-name="Tabel2.A1" office:value-type="string">
            <text:p text:style-name="P5"/>
          </table:table-cell>
          <table:table-cell table:style-name="Tabel2.A1" office:value-type="string">
            <text:p text:style-name="P2"/>
          </table:table-cell>
          <table:table-cell table:style-name="Tabel2.A1" office:value-type="string">
            <text:p text:style-name="P2"/>
          </table:table-cell>
          <table:table-cell table:style-name="Tabel2.B1" office:value-type="string">
            <text:p text:style-name="Standard"><text:span text:style-name="T4"> </text:span></text:p>
          </table:table-cell>
          <table:table-cell table:style-name="Tabel2.A1" office:value-type="string">
            <text:p text:style-name="P5"/>
          </table:table-cell>
        </table:table-row>
        <table:table-row table:style-name="Tabel2.1">
          <table:table-cell table:style-name="Tabel2.A1" office:value-type="string">
            <text:p text:style-name="P2"/>
          </table:table-cell>
          <table:table-cell table:style-name="Tabel2.A1" office:value-type="string">
            <text:p text:style-name="P2"/>
          </table:table-cell>
          <table:table-cell table:style-name="Tabel2.A1" office:value-type="string">
            <text:p text:style-name="P2"/>
          </table:table-cell>
          <table:table-cell table:style-name="Tabel2.B1" office:value-type="string">
            <text:p text:style-name="P3"><text:span text:style-name="T5">IT skills</text:span></text:p>
          </table:table-cell>
          <table:table-cell table:style-name="Tabel2.A1" office:value-type="string">
            <text:p text:style-name="P7"/>
          </table:table-cell>
        </table:table-row>
        <table:table-row table:style-name="Tabel2.1">
          <table:table-cell table:style-name="Tabel2.B2" table:number-columns-spanned="3" office:value-type="string">
            <text:p text:style-name="Standard"><text:span text:style-name="T4"> </text:span></text:p>
          </table:table-cell>
          <table:covered-table-cell/>
          <table:covered-table-cell/>
          <table:table-cell table:style-name="Tabel2.B1" office:value-type="string">
            <text:p text:style-name="Standard"><text:span text:style-name="T4"> </text:span></text:p>
          </table:table-cell>
          <table:table-cell table:style-name="Tabel2.B2" office:value-type="string">
            <text:p text:style-name="Standard"><text:span text:style-name="T4"> </text:span></text:p>
          </table:table-cell>
        </table:table-row>
        <table:table-row table:style-name="Tabel2.1">
          <table:table-cell table:style-name="Tabel2.B2" office:value-type="string">
            <text:p text:style-name="Standard"><text:span text:style-name="T3"> </text:span></text:p>
          </table:table-cell>
          <table:table-cell table:style-name="Tabel2.B2" table:number-columns-spanned="3" office:value-type="string">
            <table:table table:name="Tabel1" table:style-name="Tabel1">
              <table:table-column table:style-name="Tabel1.A"/>
              <table:table-column table:style-name="Tabel1.B"/>
              <table:table-column table:style-name="Tabel1.C"/>
              <table:table-row table:style-name="Tabel1.1">
                <table:table-cell table:style-name="Tabel1.A1" table:number-columns-spanned="3" office:value-type="string">
                  <text:p text:style-name="Standard"><text:span text:style-name="T3"> </text:span></text:p>
                </table:table-cell>
                <table:covered-table-cell/>
                <table:covered-table-cell/>
              </table:table-row>
              <table:table-row table:style-name="Tabel1.1">
                <table:table-cell table:style-name="Tabel1.A2" table:number-columns-spanned="3" office:value-type="string">
                  <text:p text:style-name="Standard"><text:span text:style-name="T3"> </text:span><text:span text:style-name="T2">Automatiseer &amp; Documenteer</text:span><text:span text:style-name="T3"> </text:span></text:p>
                </table:table-cell>
                <table:covered-table-cell/>
                <table:covered-table-cell/>
              </table:table-row>
              <table:table-row table:style-name="Tabel1.1">
                <table:table-cell table:style-name="Tabel1.A2" office:value-type="string">
                  <text:p text:style-name="Standard"><text:soft-page-break/><text:span text:style-name="T3"> </text:span></text:p>
                </table:table-cell>
                <table:table-cell table:style-name="Tabel1.A1" office:value-type="string">
                  <text:list xml:id="list1758136110" text:style-name="WWNum4">
                    <text:list-item>
                      <text:p text:style-name="P11"><text:span text:style-name="T3">Het 'desired state' model van Ansible vind ik een uitstekend idee. Ansible Tower is een mooi laag errond die zorgt voor struktuur en autorisatie. Het schrijven van playbooks, roles and modules (in Python) geeft veel voldoening. </text:span></text:p>
                    </text:list-item>
                    <text:list-item>
                      <text:p text:style-name="P26"><text:span text:style-name="T3">Documenteren van setups en procedures op verschillende manieren: wiki, documenten, presentaties, ... voor overdracht naar mezelf, collega's, een offshore team of afnemers. </text:span></text:p>
                    </text:list-item>
                    <text:list-item>
                      <text:p text:style-name="P26"><text:span text:style-name="T3">Automatiseren van installaties: van een eenvoudig script, over Ansible playbooks tot een heel framework. </text:span></text:p>
                    </text:list-item>
                    <text:list-item>
                      <text:p text:style-name="P26"><text:span text:style-name="T3">Maken van pijplijnen voor het genereren van installatiepakketten (CI/CD). </text:span></text:p>
                    </text:list-item>
                    <text:list-item>
                      <text:p text:style-name="P26"><text:span text:style-name="T3">Pytest is een zeer goed uigedacht test framework, niet enkel voor Python. </text:span></text:p>
                    </text:list-item>
                    <text:list-item>
                      <text:p text:style-name="P26"><text:span text:style-name="T3">Bouwen van monitoring scripts (o.a. multithreaded Python applicatie die regelmatig verschillende web applicaties ondervraagt) </text:span></text:p>
                    </text:list-item>
                    <text:list-item>
                      <text:p text:style-name="P26"><text:span text:style-name="T3">Kennis verspreiden door presentaties en cursussen te geven. </text:span></text:p>
                    </text:list-item>
                    <text:list-item>
                      <text:p text:style-name="P26"><text:span text:style-name="T3">Raspberry Pi projecten voor omgevingsmonitoring (licht, stof, ...), backups and monitoring. </text:span></text:p>
                    </text:list-item>
                    <text:list-item>
                      <text:p text:style-name="P26"><text:span text:style-name="T3">Backup van documenten op Windows/Linux/MacOS automatiseren. </text:span></text:p>
                    </text:list-item>
                    <text:list-item>
                      <text:p text:style-name="P19"><text:span text:style-name="T3">Experimenteren met 'infrastucture as code' met vagrant op virtuele machines en in de wolken (DigitalOcean). </text:span></text:p>
                    </text:list-item>
                  </text:list>
                </table:table-cell>
                <table:table-cell table:style-name="Tabel1.A2" office:value-type="string">
                  <text:p text:style-name="Standard"><text:span text:style-name="T3"> </text:span></text:p>
                </table:table-cell>
              </table:table-row>
              <table:table-row table:style-name="Tabel1.1">
                <table:table-cell table:style-name="Tabel1.A1" table:number-columns-spanned="3" office:value-type="string">
                  <text:p text:style-name="Standard"><text:span text:style-name="T3"> </text:span></text:p>
                </table:table-cell>
                <table:covered-table-cell/>
                <table:covered-table-cell/>
              </table:table-row>
              <table:table-row table:style-name="Tabel1.1">
                <table:table-cell table:style-name="Tabel1.A2" table:number-columns-spanned="3" office:value-type="string">
                  <text:p text:style-name="Standard"><text:span text:style-name="T3"> </text:span><text:span text:style-name="T2">Technologiën/Omgevingen</text:span><text:span text:style-name="T3"> </text:span></text:p>
                </table:table-cell>
                <table:covered-table-cell/>
                <table:covered-table-cell/>
              </table:table-row>
              <table:table-row table:style-name="Tabel1.1">
                <table:table-cell table:style-name="Tabel1.A2" office:value-type="string">
                  <text:p text:style-name="Standard"><text:span text:style-name="T3"> </text:span></text:p>
                </table:table-cell>
                <table:table-cell table:style-name="Tabel1.A1" office:value-type="string">
                  <text:list xml:id="list2598823144" text:style-name="WWNum5">
                    <text:list-item>
                      <text:p text:style-name="P12"><text:span text:style-name="T3">Xymon lichtgewicht monitoring. </text:span></text:p>
                    </text:list-item>
                    <text:list-item>
                      <text:p text:style-name="P27"><text:span text:style-name="T3">Inst.&amp;Conf.: Ansible Tower met authenticatie op AD. </text:span></text:p>
                    </text:list-item>
                    <text:list-item>
                      <text:p text:style-name="P27"><text:span text:style-name="T3">Inst.&amp;Conf.: Elasticsearch / Logstash / Kibana stack met X-pack met authenticatie op AD en Kafka streaming. </text:span></text:p>
                    </text:list-item>
                    <text:list-item>
                      <text:p text:style-name="P27"><text:span text:style-name="T3">Raspberry Pi </text:span></text:p>
                    </text:list-item>
                    <text:list-item>
                      <text:p text:style-name="P27"><text:span text:style-name="T3">Inst.&amp;Conf.: Subversion met authentication op AD. </text:span></text:p>
                    </text:list-item>
                    <text:list-item>
                      <text:p text:style-name="P27"><text:span text:style-name="T3">Multitier toepassingen: Windows - CICS - Mainframe - DB2 (NatStar) </text:span></text:p>
                    </text:list-item>
                    <text:list-item>
                      <text:p text:style-name="P27"><text:span text:style-name="T3">Multitier toepassingen: Windows - TP - Windows - Sybase (NatStar) </text:span></text:p>
                    </text:list-item>
                    <text:list-item>
                      <text:p text:style-name="P27"><text:span text:style-name="T3">Backend toepassingen: EJB - WebSphere - Oracle/IDMS (java) </text:span></text:p>
                    </text:list-item>
                    <text:list-item>
                      <text:p text:style-name="P27"><text:span text:style-name="T3">Web sites &amp; web toepassingen</text:span></text:p>
                      <text:list>
                        <text:list-item>
                          <text:p text:style-name="P27"><text:span text:style-name="T3">met statische website genratoren </text:span></text:p>
                        </text:list-item>
                        <text:list-item>
                          <text:p text:style-name="P27"><text:span text:style-name="T3">met Bootstrap </text:span></text:p>
                        </text:list-item>
                        <text:list-item>
                          <text:p text:style-name="P27"><text:span text:style-name="T3">met plain html/javascipt </text:span></text:p>
                        </text:list-item>
                        <text:list-item>
                          <text:p text:style-name="P27"><text:span text:style-name="T3">met php and MySQL </text:span></text:p>
                        </text:list-item>
                        <text:list-item>
                          <text:p text:style-name="P20"><text:span text:style-name="T3">met JSP/Servlets/Struts/Hibernate/MySQL/DB2 </text:span></text:p>
                        </text:list-item>
                      </text:list>
                    </text:list-item>
                  </text:list>
                </table:table-cell>
                <table:table-cell table:style-name="Tabel1.A2" office:value-type="string">
                  <text:p text:style-name="Standard"><text:span text:style-name="T3"> </text:span></text:p>
                </table:table-cell>
              </table:table-row>
              <table:table-row table:style-name="Tabel1.1">
                <table:table-cell table:style-name="Tabel1.A1" table:number-columns-spanned="3" office:value-type="string">
                  <text:p text:style-name="Standard"><text:span text:style-name="T3"> </text:span></text:p>
                </table:table-cell>
                <table:covered-table-cell/>
                <table:covered-table-cell/>
              </table:table-row>
              <table:table-row table:style-name="Tabel1.1">
                <table:table-cell table:style-name="Tabel1.A2" table:number-columns-spanned="3" office:value-type="string">
                  <text:p text:style-name="Standard"><text:span text:style-name="T3"> </text:span><text:span text:style-name="T2">Programeer Talen &amp; Ontwikkel Tools</text:span><text:span text:style-name="T3"> </text:span></text:p>
                </table:table-cell>
                <table:covered-table-cell/>
                <table:covered-table-cell/>
              </table:table-row>
              <table:table-row table:style-name="Tabel1.1">
                <table:table-cell table:style-name="Tabel1.A2" office:value-type="string">
                  <text:p text:style-name="Standard"><text:soft-page-break/><text:span text:style-name="T3"> </text:span></text:p>
                </table:table-cell>
                <table:table-cell table:style-name="Tabel1.A1" office:value-type="string">
                  <text:list xml:id="list240158437" text:style-name="WWNum6">
                    <text:list-item>
                      <text:p text:style-name="P13"><text:span text:style-name="T3">Python(3) programmeren/scripten (shelve, sqlite, PonyORM, pymongo, http server, tkinter, Xymon, ...) met Pytest en coverage, jython</text:span></text:p>
                    </text:list-item>
                    <text:list-item>
                      <text:p text:style-name="P28"><text:span text:style-name="T3">Java (POJO, JEE, Hibernate)</text:span></text:p>
                    </text:list-item>
                    <text:list-item>
                      <text:p text:style-name="P28"><text:span text:style-name="T3">jacl (Java TCL)</text:span></text:p>
                    </text:list-item>
                    <text:list-item>
                      <text:p text:style-name="P28"><text:span text:style-name="T3">Perl</text:span></text:p>
                    </text:list-item>
                    <text:list-item>
                      <text:p text:style-name="P28"><text:span text:style-name="T3">PHP</text:span></text:p>
                    </text:list-item>
                    <text:list-item>
                      <text:p text:style-name="P28"><text:span text:style-name="T3">NCL (NatStar/NatWeb)</text:span></text:p>
                    </text:list-item>
                    <text:list-item>
                      <text:p text:style-name="P28"><text:span text:style-name="T3">Visual Basic, GWBasic</text:span></text:p>
                    </text:list-item>
                    <text:list-item>
                      <text:p text:style-name="P28"><text:span text:style-name="T3">Basic C</text:span></text:p>
                    </text:list-item>
                    <text:list-item>
                      <text:p text:style-name="P28"><text:span text:style-name="T3">Shell scripting (ksh, bash, dos)</text:span></text:p>
                    </text:list-item>
                    <text:list-item>
                      <text:p text:style-name="P28"><text:span text:style-name="T3">(Turbo) Pascal</text:span></text:p>
                    </text:list-item>
                    <text:list-item>
                      <text:p text:style-name="P28"><text:span text:style-name="T3">HTML, JavaScript</text:span></text:p>
                    </text:list-item>
                    <text:list-item>
                      <text:p text:style-name="P21"><text:span text:style-name="T3">Versioning systems: git, CVS, Subversion, ClearCase, NSAConfig</text:span></text:p>
                    </text:list-item>
                  </text:list>
                </table:table-cell>
                <table:table-cell table:style-name="Tabel1.A2" office:value-type="string">
                  <text:p text:style-name="Standard"><text:span text:style-name="T3"> </text:span></text:p>
                </table:table-cell>
              </table:table-row>
              <table:table-row table:style-name="Tabel1.1">
                <table:table-cell table:style-name="Tabel1.A1" table:number-columns-spanned="3" office:value-type="string">
                  <text:p text:style-name="Standard"><text:span text:style-name="T3"> </text:span></text:p>
                </table:table-cell>
                <table:covered-table-cell/>
                <table:covered-table-cell/>
              </table:table-row>
            </table:table>
            <text:p text:style-name="P5"/>
          </table:table-cell>
          <table:covered-table-cell/>
          <table:covered-table-cell/>
          <table:table-cell table:style-name="Tabel2.B2" office:value-type="string">
            <text:p text:style-name="Standard"><text:span text:style-name="T3"> </text:span></text:p>
          </table:table-cell>
        </table:table-row>
        <table:table-row table:style-name="Tabel2.1">
          <table:table-cell table:style-name="Tabel2.B2" table:number-columns-spanned="5" office:value-type="string">
            <text:p text:style-name="Standard"><text:span text:style-name="T4"> </text:span></text:p>
          </table:table-cell>
          <table:covered-table-cell/>
          <table:covered-table-cell/>
          <table:covered-table-cell/>
          <table:covered-table-cell/>
        </table:table-row>
        <table:table-row table:style-name="Tabel2.1">
          <table:table-cell table:style-name="Tabel2.A1" table:number-columns-spanned="5" office:value-type="string">
            <text:p text:style-name="Standard"><text:span text:style-name="T3"> </text:span></text:p>
          </table:table-cell>
          <table:covered-table-cell/>
          <table:covered-table-cell/>
          <table:covered-table-cell/>
          <table:covered-table-cell/>
        </table:table-row>
        <table:table-row table:style-name="Tabel2.1">
          <table:table-cell table:style-name="Tabel2.A1" office:value-type="string">
            <text:p text:style-name="P5"/>
          </table:table-cell>
          <table:table-cell table:style-name="Tabel2.B1" office:value-type="string">
            <text:p text:style-name="Standard"><text:span text:style-name="T4"> </text:span></text:p>
          </table:table-cell>
          <table:table-cell table:style-name="Tabel2.A1" office:value-type="string">
            <text:p text:style-name="P5"/>
          </table:table-cell>
          <table:table-cell table:style-name="Tabel2.A1" office:value-type="string">
            <text:p text:style-name="P2"/>
          </table:table-cell>
          <table:table-cell table:style-name="Tabel2.A1" office:value-type="string">
            <text:p text:style-name="P2"/>
          </table:table-cell>
        </table:table-row>
        <table:table-row table:style-name="Tabel2.1">
          <table:table-cell table:style-name="Tabel2.A1" office:value-type="string">
            <text:p text:style-name="P2"/>
          </table:table-cell>
          <table:table-cell table:style-name="Tabel2.B1" office:value-type="string">
            <text:p text:style-name="P3"><text:span text:style-name="T5">Talenkennis</text:span></text:p>
          </table:table-cell>
          <table:table-cell table:style-name="Tabel2.A1" office:value-type="string">
            <text:p text:style-name="P7"/>
          </table:table-cell>
          <table:table-cell table:style-name="Tabel2.A1" office:value-type="string">
            <text:p text:style-name="P2"/>
          </table:table-cell>
          <table:table-cell table:style-name="Tabel2.A1" office:value-type="string">
            <text:p text:style-name="P2"/>
          </table:table-cell>
        </table:table-row>
        <table:table-row table:style-name="Tabel2.1">
          <table:table-cell table:style-name="Tabel2.B2" office:value-type="string">
            <text:p text:style-name="Standard"><text:span text:style-name="T4"> </text:span></text:p>
          </table:table-cell>
          <table:table-cell table:style-name="Tabel2.B1" office:value-type="string">
            <text:p text:style-name="Standard"><text:span text:style-name="T4"> </text:span></text:p>
          </table:table-cell>
          <table:table-cell table:style-name="Tabel2.B2" table:number-columns-spanned="3" office:value-type="string">
            <text:p text:style-name="Standard"><text:span text:style-name="T4"> </text:span></text:p>
          </table:table-cell>
          <table:covered-table-cell/>
          <table:covered-table-cell/>
        </table:table-row>
        <table:table-row table:style-name="Tabel2.1">
          <table:table-cell table:style-name="Tabel2.B2" table:number-columns-spanned="4" office:value-type="string">
            <text:list xml:id="list2688261093" text:style-name="WWNum7">
              <text:list-item>
                <text:p text:style-name="P14"><text:span text:style-name="T9">Nederlands</text:span><text:span text:style-name="T3"> als moedertaal </text:span></text:p>
              </text:list-item>
              <text:list-item>
                <text:p text:style-name="P29"><text:span text:style-name="T3">Uitstekend in </text:span><text:span text:style-name="T9">Engels</text:span><text:span text:style-name="T3"> </text:span></text:p>
              </text:list-item>
              <text:list-item>
                <text:p text:style-name="P29"><text:span text:style-name="T3">Zeer goed in het begrijpen van geschreven en gesproken </text:span><text:span text:style-name="T9">Frans</text:span><text:span text:style-name="T3">, matig in schrijven, goed in spreken </text:span></text:p>
              </text:list-item>
              <text:list-item>
                <text:p text:style-name="P22"><text:span text:style-name="T3">Goed in het begrijpen van geschreven en gesproken </text:span><text:span text:style-name="T9">Duits</text:span><text:span text:style-name="T3">, veel minder in schrijven en spreken </text:span></text:p>
              </text:list-item>
            </text:list>
          </table:table-cell>
          <table:covered-table-cell/>
          <table:covered-table-cell/>
          <table:covered-table-cell/>
          <table:table-cell table:style-name="Tabel2.B2" office:value-type="string">
            <text:p text:style-name="Standard"><text:span text:style-name="T3"> </text:span></text:p>
          </table:table-cell>
        </table:table-row>
        <table:table-row table:style-name="Tabel2.1">
          <table:table-cell table:style-name="Tabel2.B2" table:number-columns-spanned="5" office:value-type="string">
            <text:p text:style-name="Standard"><text:span text:style-name="T4"> </text:span></text:p>
          </table:table-cell>
          <table:covered-table-cell/>
          <table:covered-table-cell/>
          <table:covered-table-cell/>
          <table:covered-table-cell/>
        </table:table-row>
        <table:table-row table:style-name="Tabel2.1">
          <table:table-cell table:style-name="Tabel2.A1" table:number-columns-spanned="5" office:value-type="string">
            <text:p text:style-name="Standard"><text:span text:style-name="T3"> </text:span></text:p>
          </table:table-cell>
          <table:covered-table-cell/>
          <table:covered-table-cell/>
          <table:covered-table-cell/>
          <table:covered-table-cell/>
        </table:table-row>
        <table:table-row table:style-name="Tabel2.1">
          <table:table-cell table:style-name="Tabel2.A1" office:value-type="string">
            <text:p text:style-name="P5"/>
          </table:table-cell>
          <table:table-cell table:style-name="Tabel2.A1" office:value-type="string">
            <text:p text:style-name="P2"/>
          </table:table-cell>
          <table:table-cell table:style-name="Tabel2.B1" office:value-type="string">
            <text:p text:style-name="Standard"><text:span text:style-name="T4"> </text:span></text:p>
          </table:table-cell>
          <table:table-cell table:style-name="Tabel2.A1" office:value-type="string">
            <text:p text:style-name="P5"/>
          </table:table-cell>
          <table:table-cell table:style-name="Tabel2.A1" office:value-type="string">
            <text:p text:style-name="P2"/>
          </table:table-cell>
        </table:table-row>
        <table:table-row table:style-name="Tabel2.1">
          <table:table-cell table:style-name="Tabel2.A1" office:value-type="string">
            <text:p text:style-name="P2"/>
          </table:table-cell>
          <table:table-cell table:style-name="Tabel2.A1" office:value-type="string">
            <text:p text:style-name="P2"/>
          </table:table-cell>
          <table:table-cell table:style-name="Tabel2.B1" office:value-type="string">
            <text:p text:style-name="P3"><text:span text:style-name="T5">Hobby's &amp; Interesses</text:span></text:p>
          </table:table-cell>
          <table:table-cell table:style-name="Tabel2.A1" office:value-type="string">
            <text:p text:style-name="P7"/>
          </table:table-cell>
          <table:table-cell table:style-name="Tabel2.A1" office:value-type="string">
            <text:p text:style-name="P2"/>
          </table:table-cell>
        </table:table-row>
        <table:table-row table:style-name="Tabel2.1">
          <table:table-cell table:style-name="Tabel2.B2" table:number-columns-spanned="2" office:value-type="string">
            <text:p text:style-name="Standard"><text:span text:style-name="T4"> </text:span></text:p>
          </table:table-cell>
          <table:covered-table-cell/>
          <table:table-cell table:style-name="Tabel2.B1" office:value-type="string">
            <text:p text:style-name="Standard"><text:span text:style-name="T4"> </text:span></text:p>
          </table:table-cell>
          <table:table-cell table:style-name="Tabel2.B2" table:number-columns-spanned="2" office:value-type="string">
            <text:p text:style-name="Standard"><text:span text:style-name="T4"> </text:span></text:p>
          </table:table-cell>
          <table:covered-table-cell/>
        </table:table-row>
        <table:table-row table:style-name="Tabel2.1">
          <table:table-cell table:style-name="Tabel2.B2" table:number-columns-spanned="4" office:value-type="string">
            <text:list xml:id="list1108297507" text:style-name="WWNum8">
              <text:list-item>
                <text:p text:style-name="P15"><text:span text:style-name="T3">Volleybal speler; Tot het seizoen 2004/2005 trainer van het amateur team CME. Seizoen 2007-2010 trainer dames liefhebbers Vollek. </text:span></text:p>
              </text:list-item>
              <text:list-item>
                <text:p text:style-name="P30"><text:span text:style-name="T3">Tot 2004 voetbal speler bij VK Heuvel-lo </text:span></text:p>
              </text:list-item>
              <text:list-item>
                <text:p text:style-name="P30"><text:span text:style-name="T3">Sinds 1992 actief in JeKa. JeKa is voor jongeren (12j-18j) van de parochie Herent. </text:span></text:p>
              </text:list-item>
              <text:list-item>
                <text:p text:style-name="P30"><text:soft-page-break/><text:span text:style-name="T3">Was een actief lid van Verzetje, het jeugdpastoraal team van de federatie Herent. </text:span></text:p>
              </text:list-item>
              <text:list-item>
                <text:p text:style-name="P30"><text:span text:style-name="T3">Deelnemer en medewerker aan Tentenkamp van 1999 tot 2006. </text:span></text:p>
              </text:list-item>
              <text:list-item>
                <text:p text:style-name="P30"><text:span text:style-name="T3">Lid van de Belgische Grasparkieten Club. </text:span></text:p>
              </text:list-item>
              <text:list-item>
                <text:p text:style-name="P23"><text:span text:style-name="T3">Lid van het </text:span><text:a xlink:type="simple" xlink:href="http://www.sle.be/" text:style-name="ListLabel_20_73" text:visited-style-name="ListLabel_20_73"><text:span text:style-name="Internet_20_link"><text:span text:style-name="T3">Steunpunt Levend Erfgoed</text:span></text:span></text:a><text:span text:style-name="T3">.</text:span></text:p>
              </text:list-item>
            </text:list>
          </table:table-cell>
          <table:covered-table-cell/>
          <table:covered-table-cell/>
          <table:covered-table-cell/>
          <table:table-cell table:style-name="Tabel2.B2" office:value-type="string">
            <text:p text:style-name="Standard"><text:span text:style-name="T3"> </text:span></text:p>
          </table:table-cell>
        </table:table-row>
        <table:table-row table:style-name="Tabel2.1">
          <table:table-cell table:style-name="Tabel2.A1" table:number-columns-spanned="5" office:value-type="string">
            <text:p text:style-name="Standard"><text:span text:style-name="T3"> </text:span></text:p>
          </table:table-cell>
          <table:covered-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l" fo:country="BE" style:letter-kerning="false" style:font-name-asian="Times New Roman1" style:font-size-asian="10pt" style:language-asian="nl" style:country-asian="B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nl" fo:country="BE" style:letter-kerning="false" style:font-name-asian="Times New Roman1" style:font-size-asian="10pt" style:language-asian="nl" style:country-asian="B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name-asian="F"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msonormal" style:family="paragraph" style:parent-style-name="Standard" style:default-outline-level="">
      <style:paragraph-properties fo:margin-top="0.494cm" fo:margin-bottom="0.494cm" loext:contextual-spacing="false"/>
    </style:style>
    <style:style style:name="HTML_20_Address" style:display-name="HTML Address" style:family="paragraph" style:parent-style-name="Standard" style:default-outline-level="">
      <style:text-properties fo:font-style="italic" style:font-style-asian="italic" style:font-style-complex="italic"/>
    </style:style>
    <style:style style:name="Normal_20__28_Web_29_" style:display-name="Normal (Web)" style:family="paragraph" style:parent-style-name="Standard" style:default-outline-level="">
      <style:paragraph-properties fo:margin-top="0.494cm" fo:margin-bottom="0.494cm" loext:contextual-spacing="false"/>
    </style:style>
    <style:style style:name="Default_20_Paragraph_20_Font" style:display-name="Default Paragraph Font" style:family="text"/>
    <style:style style:name="HTML-adres_20_Char" style:display-name="HTML-adres Char" style:family="text" style:parent-style-name="Default_20_Paragraph_20_Font">
      <style:text-properties fo:font-size="12pt" fo:font-style="italic" style:font-name-asian="F" style:font-family-generic-asian="system" style:font-pitch-asian="variable" style:font-size-asian="12pt" style:font-style-asian="italic" style:font-size-complex="12pt"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asian="Times New Roman1" style:font-family-asian="'Times New Roman'" style:font-family-generic-asian="system" style:font-pitch-asian="variable"/>
    </style:style>
    <style:style style:name="ListLabel_20_74" style:display-name="ListLabel 74" style:family="text">
      <style:text-properties fo:font-style="italic" style:font-name-asian="Times New Roman1" style:font-family-asian="'Times New Roman'" style:font-family-generic-asian="system" style:font-pitch-asian="variable"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r. Bert Raeymaekers</dc:title>
    <meta:initial-creator>Imke Raeymaekers</meta:initial-creator>
    <dc:creator>Imke Raeymaekers</dc:creator>
    <meta:editing-cycles>2</meta:editing-cycles>
    <meta:creation-date>2020-10-02T05:46:00</meta:creation-date>
    <dc:date>2020-10-02T05:46:00</dc:date>
    <meta:editing-duration>P0D</meta:editing-duration>
    <meta:generator>LibreOffice/6.1.5.2$Linux_X86_64 LibreOffice_project/10$Build-2</meta:generator>
    <meta:document-statistic meta:table-count="2" meta:image-count="0" meta:object-count="0" meta:page-count="8" meta:paragraph-count="184" meta:word-count="2057" meta:character-count="13826" meta:non-whitespace-character-count="1189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